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gradient" draw:fill-gradient-name="Gradient_20_24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gradient" draw:fill-gradient-name="Gradient_20_10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3cm" draw:marker-end-width="0.253cm" draw:fill="gradient" draw:fill-gradient-name="Gradient_20_20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gradient" draw:fill-gradient-name="Gradient_20_12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5cm"/>
    </style:style>
    <style:style style:name="gr7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8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9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5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4.7cm" svg:height="1.9cm" svg:x="5.75cm" svg:y="5.95cm">
            <text:p text:style-name="P1"><text:span text:style-name="T1">My service…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" draw:id="id1" draw:layer="layout" svg:width="3.3cm" svg:height="3.1cm" svg:x="11.55cm" svg:y="5.35cm">
            <text:p text:style-name="P1"><text:span text:style-name="T1">exposes</text:span></text:p>
            <text:p text:style-name="P1"><text:span text:style-name="T1">pod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xml:id="id4" draw:id="id4" draw:layer="layout" svg:width="5.3cm" svg:height="2.3cm" svg:x="18.65cm" svg:y="1.35cm">
            <text:p text:style-name="P1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2" draw:id="id2" draw:layer="layout" svg:width="3.3cm" svg:height="3.1cm" svg:x="14.65cm" svg:y="13.05cm">
            <text:p text:style-name="P1"><text:span text:style-name="T1">targets an</text:span></text:p>
            <text:p text:style-name="P1"><text:span text:style-name="T1">UR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1" draw:layer="layout" svg:x1="13.2cm" svg:y1="8.45cm" svg:x2="14.65cm" svg:y2="14.6cm" draw:start-shape="id1" draw:start-glue-point="6" draw:end-shape="id2" draw:end-glue-point="5" svg:d="M13200 8450v6150h1450" svg:viewBox="0 0 1451 6151">
            <text:p/>
          </draw:connector>
          <draw:connector draw:style-name="gr5" draw:text-style-name="P1" draw:layer="layout" svg:x1="10.45cm" svg:y1="6.9cm" svg:x2="11.55cm" svg:y2="6.9cm" draw:start-shape="id3" draw:start-glue-point="10" draw:end-shape="id1" draw:end-glue-point="5" svg:d="M10450 6900h1100" svg:viewBox="0 0 1101 1">
            <text:p/>
          </draw:connector>
          <draw:frame draw:style-name="gr6" draw:text-style-name="P6" draw:layer="layout" svg:width="1.4cm" svg:height="0.9cm" svg:x="13.15cm" svg:y="4.55cm">
            <draw:text-box>
              <text:p><text:span text:style-name="T3">yes</text:span></text:p>
            </draw:text-box>
          </draw:frame>
          <draw:frame draw:style-name="gr6" draw:text-style-name="P6" draw:layer="layout" svg:width="1.4cm" svg:height="0.9cm" svg:x="13.15cm" svg:y="8.35cm">
            <draw:text-box>
              <text:p><text:span text:style-name="T4">no</text:span></text:p>
            </draw:text-box>
          </draw:frame>
          <draw:frame draw:style-name="gr6" draw:text-style-name="P6" draw:layer="layout" svg:width="1.4cm" svg:height="0.9cm" svg:x="16.25cm" svg:y="12.35cm">
            <draw:text-box>
              <text:p><text:span text:style-name="T3">yes</text:span></text:p>
            </draw:text-box>
          </draw:frame>
          <draw:frame draw:style-name="gr6" draw:text-style-name="P6" draw:layer="layout" svg:width="1.4cm" svg:height="0.9cm" svg:x="16.25cm" svg:y="16.15cm">
            <draw:text-box>
              <text:p><text:span text:style-name="T4">no</text:span></text:p>
            </draw:text-box>
          </draw:frame>
          <draw:custom-shape draw:style-name="gr3" draw:text-style-name="P4" xml:id="id5" draw:id="id5" draw:layer="layout" svg:width="5.3cm" svg:height="2.3cm" svg:x="18.65cm" svg:y="9.35cm">
            <text:p text:style-name="P1"><text:span text:style-name="T2">ExternalName</text:span></text:p>
            <text:p text:style-name="P1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6" draw:id="id6" draw:layer="layout" svg:width="5.3cm" svg:height="2.3cm" svg:x="18.65cm" svg:y="17.35cm">
            <text:p text:style-name="P1"><text:span text:style-name="T2">Headless</text:span></text:p>
            <text:p text:style-name="P1"><text:span text:style-name="T2">service</text:span>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svg:x1="13.2cm" svg:y1="5.35cm" svg:x2="18.65cm" svg:y2="2.5cm" draw:start-shape="id1" draw:start-glue-point="4" draw:end-shape="id4" draw:end-glue-point="3" svg:d="M13200 5350v-2850h5450" svg:viewBox="0 0 5451 2851">
            <text:p/>
          </draw:connector>
          <draw:connector draw:style-name="gr5" draw:text-style-name="P1" draw:layer="layout" svg:x1="16.3cm" svg:y1="13.05cm" svg:x2="18.65cm" svg:y2="10.5cm" draw:start-shape="id2" draw:start-glue-point="4" draw:end-shape="id5" draw:end-glue-point="3" svg:d="M16300 13050v-2550h2350" svg:viewBox="0 0 2351 2551">
            <text:p/>
          </draw:connector>
          <draw:connector draw:style-name="gr5" draw:text-style-name="P1" draw:layer="layout" svg:x1="16.3cm" svg:y1="16.15cm" svg:x2="18.65cm" svg:y2="18.5cm" draw:start-shape="id2" draw:start-glue-point="6" draw:end-shape="id6" draw:end-glue-point="3" svg:d="M16300 16150v2350h2350" svg:viewBox="0 0 2351 2351">
            <text:p/>
          </draw:connector>
        </draw:g>
      </draw:page>
      <draw:page draw:name="page2" draw:style-name="dp1" draw:master-page-name="Default">
        <draw:g>
          <draw:custom-shape draw:style-name="gr7" draw:text-style-name="P7" xml:id="id9" draw:id="id9" draw:layer="layout" svg:width="4.7cm" svg:height="1.9cm" svg:x="5.75cm" svg:y="5.95cm">
            <text:p text:style-name="P1"><text:span text:style-name="T1">My service…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xml:id="id7" draw:id="id7" draw:layer="layout" svg:width="3.3cm" svg:height="3.1cm" svg:x="11.55cm" svg:y="5.35cm">
            <text:p text:style-name="P1"><text:span text:style-name="T1">exposes</text:span></text:p>
            <text:p text:style-name="P1"><text:span text:style-name="T1">pod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8" xml:id="id10" draw:id="id10" draw:layer="layout" svg:width="5.3cm" svg:height="2.3cm" svg:x="18.65cm" svg:y="1.35cm">
            <text:p text:style-name="P1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xml:id="id8" draw:id="id8" draw:layer="layout" svg:width="3.3cm" svg:height="3.1cm" svg:x="14.65cm" svg:y="13.05cm">
            <text:p text:style-name="P1"><text:span text:style-name="T1">targets an</text:span></text:p>
            <text:p text:style-name="P1"><text:span text:style-name="T1">UR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9" draw:layer="layout" svg:x1="13.2cm" svg:y1="8.45cm" svg:x2="14.65cm" svg:y2="14.6cm" draw:start-shape="id7" draw:start-glue-point="6" draw:end-shape="id8" draw:end-glue-point="5" svg:d="M13200 8450v6150h1450" svg:viewBox="0 0 1451 6151">
            <text:p/>
          </draw:connector>
          <draw:connector draw:style-name="gr10" draw:text-style-name="P9" draw:layer="layout" svg:x1="10.45cm" svg:y1="6.9cm" svg:x2="11.55cm" svg:y2="6.9cm" draw:start-shape="id9" draw:start-glue-point="10" draw:end-shape="id7" draw:end-glue-point="5" svg:d="M10450 6900h1100" svg:viewBox="0 0 1101 1">
            <text:p/>
          </draw:connector>
          <draw:frame draw:style-name="gr6" draw:text-style-name="P6" draw:layer="layout" svg:width="1.4cm" svg:height="0.9cm" svg:x="13.15cm" svg:y="4.55cm">
            <draw:text-box>
              <text:p><text:span text:style-name="T3">yes</text:span></text:p>
            </draw:text-box>
          </draw:frame>
          <draw:frame draw:style-name="gr6" draw:text-style-name="P6" draw:layer="layout" svg:width="1.4cm" svg:height="0.9cm" svg:x="13.15cm" svg:y="8.35cm">
            <draw:text-box>
              <text:p><text:span text:style-name="T4">no</text:span></text:p>
            </draw:text-box>
          </draw:frame>
          <draw:frame draw:style-name="gr6" draw:text-style-name="P6" draw:layer="layout" svg:width="1.4cm" svg:height="0.9cm" svg:x="16.25cm" svg:y="12.35cm">
            <draw:text-box>
              <text:p><text:span text:style-name="T3">yes</text:span></text:p>
            </draw:text-box>
          </draw:frame>
          <draw:frame draw:style-name="gr6" draw:text-style-name="P6" draw:layer="layout" svg:width="1.4cm" svg:height="0.9cm" svg:x="16.25cm" svg:y="16.15cm">
            <draw:text-box>
              <text:p><text:span text:style-name="T4">no</text:span></text:p>
            </draw:text-box>
          </draw:frame>
          <draw:custom-shape draw:style-name="gr9" draw:text-style-name="P8" xml:id="id11" draw:id="id11" draw:layer="layout" svg:width="5.3cm" svg:height="2.3cm" svg:x="18.65cm" svg:y="9.35cm">
            <text:p text:style-name="P1"><text:span text:style-name="T2">ExternalName</text:span></text:p>
            <text:p text:style-name="P1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xml:id="id12" draw:id="id12" draw:layer="layout" svg:width="5.3cm" svg:height="2.3cm" svg:x="18.65cm" svg:y="17.35cm">
            <text:p text:style-name="P1"><text:span text:style-name="T2">Headless</text:span></text:p>
            <text:p text:style-name="P1"><text:span text:style-name="T2">service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svg:x1="13.2cm" svg:y1="5.35cm" svg:x2="18.65cm" svg:y2="2.5cm" draw:start-shape="id7" draw:start-glue-point="4" draw:end-shape="id10" draw:end-glue-point="3" svg:d="M13200 5350v-2850h5450" svg:viewBox="0 0 5451 2851">
            <text:p/>
          </draw:connector>
          <draw:connector draw:style-name="gr10" draw:text-style-name="P9" draw:layer="layout" svg:x1="16.3cm" svg:y1="13.05cm" svg:x2="18.65cm" svg:y2="10.5cm" draw:start-shape="id8" draw:start-glue-point="4" draw:end-shape="id11" draw:end-glue-point="3" svg:d="M16300 13050v-2550h2350" svg:viewBox="0 0 2351 2551">
            <text:p/>
          </draw:connector>
          <draw:connector draw:style-name="gr10" draw:text-style-name="P9" draw:layer="layout" svg:x1="16.3cm" svg:y1="16.15cm" svg:x2="18.65cm" svg:y2="18.5cm" draw:start-shape="id8" draw:start-glue-point="6" draw:end-shape="id12" draw:end-glue-point="3" svg:d="M16300 16150v2350h2350" svg:viewBox="0 0 2351 23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3:16:09.934126096</meta:creation-date>
    <dc:date>2020-01-24T16:09:19.343578299</dc:date>
    <meta:editing-duration>PT5M7S</meta:editing-duration>
    <meta:editing-cycles>4</meta:editing-cycles>
    <meta:generator>LibreOffice/6.1.5.2$MacOSX_X86_64 LibreOffice_project/90f8dcf33c87b3705e78202e3df5142b201bd805</meta:generator>
    <meta:document-statistic meta:object-count="32"/>
  </office:meta>
</office:document-meta>
</file>